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DejaVu Sans1" svg:font-family="'DejaVu Sans'" style:font-family-generic="swiss"/>
    <style:font-face style:name="DejaVu Sans Mono" svg:font-family="'DejaVu Sans Mono'" style:font-family-generic="modern" style:font-pitch="fixed"/>
    <style:font-face style:name="Arial Narrow" svg:font-family="'Arial Narrow'"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text-properties fo:language="uk" fo:country="UA"/>
    </style:style>
    <style:style style:name="P2" style:family="paragraph" style:parent-style-name="Preformatted_20_Text">
      <style:paragraph-properties fo:margin-left="0cm" fo:margin-right="0cm" fo:margin-top="0cm" fo:margin-bottom="0.499cm" style:contextual-spacing="false" fo:text-indent="0cm" style:auto-text-indent="false"/>
    </style:style>
    <style:style style:name="P3" style:family="paragraph" style:parent-style-name="Preformatted_20_Text">
      <style:paragraph-properties fo:margin-left="0cm" fo:margin-right="0cm" fo:margin-top="0cm" fo:margin-bottom="0.499cm" style:contextual-spacing="false" fo:text-indent="0cm" style:auto-text-indent="false"/>
      <style:text-properties fo:color="#008000"/>
    </style:style>
    <style:style style:name="P4" style:family="paragraph" style:parent-style-name="Preformatted_20_Text">
      <style:paragraph-properties fo:margin-left="0cm" fo:margin-right="0cm" fo:margin-top="0cm" fo:margin-bottom="0.499cm" style:contextual-spacing="false" fo:text-indent="0cm" style:auto-text-indent="false"/>
      <style:text-properties fo:color="#000000"/>
    </style:style>
    <style:style style:name="P5" style:family="paragraph" style:parent-style-name="Preformatted_20_Text">
      <style:paragraph-properties fo:margin-left="0cm" fo:margin-right="0cm" fo:margin-top="0cm" fo:margin-bottom="0cm" style:contextual-spacing="false" fo:text-indent="0cm" style:auto-text-indent="false"/>
    </style:style>
    <style:style style:name="P6" style:family="paragraph" style:parent-style-name="Preformatted_20_Text">
      <style:paragraph-properties fo:margin-left="0cm" fo:margin-right="0cm" fo:margin-top="0cm" fo:margin-bottom="0cm" style:contextual-spacing="false" fo:text-indent="0cm" style:auto-text-indent="false"/>
      <style:text-properties fo:color="#000000"/>
    </style:style>
    <style:style style:name="P7" style:family="paragraph" style:parent-style-name="Preformatted_20_Text">
      <style:paragraph-properties fo:margin-left="0cm" fo:margin-right="0cm" fo:text-indent="0cm" style:auto-text-indent="false"/>
    </style:style>
    <style:style style:name="P8" style:family="paragraph" style:parent-style-name="Preformatted_20_Text">
      <style:paragraph-properties fo:margin-left="0cm" fo:margin-right="0cm" fo:text-indent="0cm" style:auto-text-indent="false"/>
      <style:text-properties fo:color="#008000" style:font-name="Courier New" fo:font-size="11pt" fo:language="en" fo:country="US" style:font-size-asian="11pt"/>
    </style:style>
    <style:style style:name="P9" style:family="paragraph" style:parent-style-name="List_20_Paragraph">
      <style:paragraph-properties fo:margin-left="0cm" fo:margin-right="0cm" fo:text-indent="0cm" style:auto-text-indent="false"/>
    </style:style>
    <style:style style:name="P10" style:family="paragraph" style:parent-style-name="Text_20_body">
      <style:paragraph-properties fo:margin-left="0cm" fo:margin-right="0cm" fo:text-indent="0cm" style:auto-text-indent="false"/>
    </style:style>
    <style:style style:name="P11" style:family="paragraph" style:parent-style-name="Standard">
      <style:paragraph-properties fo:margin-left="0cm" fo:margin-right="0cm" fo:text-indent="0cm" style:auto-text-indent="false"/>
    </style:style>
    <style:style style:name="P12" style:family="paragraph" style:parent-style-name="Standard">
      <style:paragraph-properties fo:margin-left="0cm" fo:margin-right="0cm" fo:text-indent="0cm" style:auto-text-indent="false"/>
      <style:text-properties style:font-name="Courier New" fo:font-size="11pt" style:font-size-asian="11pt"/>
    </style:style>
    <style:style style:name="P13" style:family="paragraph" style:parent-style-name="Standard">
      <style:text-properties fo:color="#000000"/>
    </style:style>
    <style:style style:name="P14" style:family="paragraph" style:parent-style-name="Standard">
      <style:paragraph-properties fo:margin-left="0cm" fo:margin-right="0cm" fo:text-indent="1.249cm" style:auto-text-indent="false"/>
    </style:style>
    <style:style style:name="P15" style:family="paragraph" style:parent-style-name="Standard" style:list-style-name="L1"/>
    <style:style style:name="P16" style:family="paragraph" style:parent-style-name="Standard" style:list-style-name="L2"/>
    <style:style style:name="P17" style:family="paragraph" style:parent-style-name="Standard" style:list-style-name="L3"/>
    <style:style style:name="P18" style:family="paragraph" style:parent-style-name="Standard" style:list-style-name="L4"/>
    <style:style style:name="P19" style:family="paragraph" style:parent-style-name="Standard" style:list-style-name="L5"/>
    <style:style style:name="P20" style:family="paragraph" style:parent-style-name="Standard">
      <style:paragraph-properties fo:margin-left="1.249cm" fo:margin-right="0cm" fo:text-indent="0cm" style:auto-text-indent="false"/>
    </style:style>
    <style:style style:name="P21" style:family="paragraph" style:parent-style-name="Standard">
      <style:paragraph-properties fo:margin-left="0cm" fo:margin-right="0cm" fo:text-indent="0cm" style:auto-text-indent="false"/>
    </style:style>
    <style:style style:name="P22" style:family="paragraph" style:parent-style-name="Text_20_body">
      <style:paragraph-properties fo:margin-left="0cm" fo:margin-right="0cm" fo:text-indent="0cm" style:auto-text-indent="false"/>
    </style:style>
    <style:style style:name="P23" style:family="paragraph" style:parent-style-name="Heading_20_3">
      <style:paragraph-properties fo:margin-left="0cm" fo:margin-right="0cm" fo:text-indent="0cm" style:auto-text-indent="false"/>
    </style:style>
    <style:style style:name="P24" style:family="paragraph" style:parent-style-name="Heading_20_1" style:master-page-name="Standard">
      <style:paragraph-properties fo:margin-left="0cm" fo:margin-right="0cm" fo:margin-top="0cm" fo:margin-bottom="0cm" style:contextual-spacing="false" fo:text-indent="0cm" style:auto-text-indent="false" style:page-number="auto"/>
    </style:style>
    <style:style style:name="P25" style:family="paragraph" style:parent-style-name="Heading_20_2" style:master-page-name="">
      <style:paragraph-properties fo:margin-left="0.025cm" fo:margin-right="0cm" fo:margin-top="0.917cm" fo:margin-bottom="0cm" style:contextual-spacing="false" fo:text-align="justify" style:justify-single-word="false" fo:orphans="2" fo:widows="2" fo:hyphenation-ladder-count="no-limit" fo:text-indent="1.251cm" style:auto-text-indent="false" style:page-number="auto" fo:keep-with-next="always" style:punctuation-wrap="hanging" style:writing-mode="lr-tb"/>
      <style:text-properties fo:language="uk" fo:country="UA" fo:hyphenate="false" fo:hyphenation-remain-char-count="2" fo:hyphenation-push-char-count="2"/>
    </style:style>
    <style:style style:name="P26" style:family="paragraph" style:parent-style-name="Heading_20_2">
      <style:paragraph-properties fo:margin-top="0cm" fo:margin-bottom="0cm" style:contextual-spacing="false"/>
    </style:style>
    <style:style style:name="P27" style:family="paragraph" style:parent-style-name="Heading_20_2">
      <style:paragraph-properties fo:margin-left="0cm" fo:margin-right="0cm" fo:margin-top="0cm" fo:margin-bottom="0cm" style:contextual-spacing="false" fo:text-indent="1.251cm" style:auto-text-indent="false"/>
    </style:style>
    <style:style style:name="P28" style:family="paragraph" style:parent-style-name="Heading_20_2">
      <style:paragraph-properties fo:margin-left="1.251cm" fo:margin-right="0cm" fo:margin-top="0cm" fo:margin-bottom="0cm" style:contextual-spacing="false" fo:text-indent="1.251cm" style:auto-text-indent="false"/>
    </style:style>
    <style:style style:name="P29" style:family="paragraph" style:parent-style-name="Header">
      <style:text-properties fo:language="uk" fo:country="UA"/>
    </style:style>
    <style:style style:name="P30" style:family="paragraph" style:parent-style-name="List_20_Paragraph" style:list-style-name="WWNum1">
      <style:paragraph-properties fo:margin-top="0.917cm" fo:margin-bottom="0cm" style:contextual-spacing="false" fo:keep-with-next="always"/>
      <style:text-properties fo:language="uk" fo:country="UA" fo:font-weight="bold" style:font-weight-asian="bold" text:display="none"/>
    </style:style>
    <style:style style:name="P31" style:family="paragraph" style:parent-style-name="Preformatted_20_Text">
      <style:paragraph-properties fo:margin-left="0cm" fo:margin-right="0cm" fo:margin-top="0cm" fo:margin-bottom="0.499cm" style:contextual-spacing="false" fo:text-indent="0cm" style:auto-text-indent="false"/>
    </style:style>
    <style:style style:name="P32" style:family="paragraph" style:parent-style-name="Preformatted_20_Text">
      <style:paragraph-properties fo:margin-left="0cm" fo:margin-right="0cm" fo:margin-top="0cm" fo:margin-bottom="0.499cm" style:contextual-spacing="false" fo:text-indent="0cm" style:auto-text-indent="false"/>
      <style:text-properties fo:color="#000000"/>
    </style:style>
    <style:style style:name="P33" style:family="paragraph" style:parent-style-name="Preformatted_20_Text">
      <style:paragraph-properties fo:margin-left="0cm" fo:margin-right="0cm" fo:margin-top="0cm" fo:margin-bottom="0cm" style:contextual-spacing="false" fo:text-indent="0cm" style:auto-text-indent="false"/>
    </style:style>
    <style:style style:name="P34" style:family="paragraph" style:parent-style-name="Preformatted_20_Text">
      <style:paragraph-properties fo:margin-left="0cm" fo:margin-right="0cm" fo:text-indent="0cm" style:auto-text-indent="false"/>
      <style:text-properties fo:color="#000000"/>
    </style:style>
    <style:style style:name="T1" style:family="text">
      <style:text-properties fo:language="uk" fo:country="UA"/>
    </style:style>
    <style:style style:name="T2" style:family="text">
      <style:text-properties style:letter-kerning="true"/>
    </style:style>
    <style:style style:name="T3" style:family="text">
      <style:text-properties fo:color="#000000"/>
    </style:style>
    <style:style style:name="T4" style:family="text">
      <style:text-properties fo:color="#000000" fo:font-size="13.5pt" fo:language="uk" fo:country="UA" style:font-size-asian="13.5pt" style:font-size-complex="13.5pt"/>
    </style:style>
    <style:style style:name="T5" style:family="text">
      <style:text-properties fo:language="en" fo:country="none"/>
    </style:style>
    <style:style style:name="T6" style:family="text">
      <style:text-properties fo:color="#008000"/>
    </style:style>
    <style:style style:name="T7" style:family="text">
      <style:text-properties fo:color="#c0c0c0"/>
    </style:style>
    <style:style style:name="T8" style:family="text">
      <style:text-properties fo:color="#000080"/>
    </style:style>
    <style:style style:name="T9" style:family="text">
      <style:text-properties fo:color="#808000"/>
    </style:style>
    <style:style style:name="T10" style:family="text">
      <style:text-properties fo:color="#800080"/>
    </style:style>
    <style:style style:name="T11" style:family="text">
      <style:text-properties fo:color="#800000"/>
    </style:style>
    <style:style style:name="T12" style:family="text">
      <style:text-properties officeooo:rsid="0010218e"/>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173201288032063429" text:style-name="Outline">
        <text:list-item>
          <text:p text:style-name="P24">Лабораторная работа №1.<text:line-break/><text:span text:style-name="T2"><text:tab/>ЗапУск потоков. Переключение контекста</text:span></text:p>
        </text:list-item>
      </text:list>
      <text:list xml:id="list3225844134370589603" text:style-name="WWNum1">
        <text:list-item>
          <text:h text:style-name="P30" text:outline-level="2"/>
        </text:list-item>
        <text:list-item>
          <text:h text:style-name="P30" text:outline-level="2"/>
        </text:list-item>
        <text:list-item>
          <text:h text:style-name="P30" text:outline-level="2"/>
        </text:list-item>
        <text:list-item>
          <text:h text:style-name="P30" text:outline-level="2"/>
        </text:list-item>
        <text:list-item>
          <text:h text:style-name="P30" text:outline-level="2"/>
        </text:list-item>
        <text:list-item>
          <text:h text:style-name="P30" text:outline-level="2"/>
        </text:list-item>
      </text:list>
      <text:list xml:id="list185601141129044" text:continue-list="list8173201288032063429" text:style-name="Outline">
        <text:list-item>
          <text:p text:style-name="P25">Цель работы</text:p>
        </text:list-item>
      </text:list>
      <text:p text:style-name="P14"/>
      <text:p text:style-name="Standard"><text:span text:style-name="T1">Н</text:span>аучиться <text:span text:style-name="T2">запускать потоки и передавать управление с помощью переключения контекста.</text:span></text:p>
      <text:p text:style-name="P13"/>
      <text:list xml:id="list185602770828243" text:continue-numbering="true" text:style-name="Outline">
        <text:list-item>
          <text:p text:style-name="P26"><text:s/>Краткие теоретические сведения </text:p>
        </text:list-item>
      </text:list>
      <text:p text:style-name="Standard"/>
      <text:p text:style-name="P11"><text:span text:style-name="T4"><text:tab/></text:span><text:span text:style-name="T1">Переключение контекста (англ. </text:span><text:span text:style-name="T5">context switch</text:span><text:span text:style-name="T1">) — в многозадачных ОС и средах, процесс прекращения выполнения процессором одной задачи (процесса, потока, нити) с сохранением всей необходимой информации и состояния, необходимых для последующего продолжения с прерванного места, и восстановления и загрузки состояния задачи, к выполнению которой переходит процессор.</text:span></text:p>
      <text:p text:style-name="Text_20_body">В процедуру переключения контекста входит т. н. планирование задачи — процесс принятия решения к какой задаче передать управление.</text:p>
      <text:p text:style-name="Text_20_body">При переключении контекста происходит сохранение и восстановление следующей информации:</text:p>
      <text:list xml:id="list6670627381647229216" text:style-name="L1">
        <text:list-item>
          <text:p text:style-name="P15">Регистровый контекст регистров общего назначения (в том числе флаговый регистр)</text:p>
        </text:list-item>
        <text:list-item>
          <text:p text:style-name="P15">Контекст состояния сопроцессора с плавающей точкой</text:p>
        </text:list-item>
        <text:list-item>
          <text:p text:style-name="P15">Состояние регистров MMX/SSE (x86)</text:p>
        </text:list-item>
        <text:list-item>
          <text:p text:style-name="P15">Состояние сегментных регистров (x86)</text:p>
        </text:list-item>
        <text:list-item>
          <text:p text:style-name="P15">Состояние некоторых управляющих регистров (например, регистр CR3 отвечающий за страничное отображение памяти процесса) (x86)</text:p>
        </text:list-item>
      </text:list>
      <text:p text:style-name="Text_20_body">В ядре ОС с каждым потоком связаны следующие структуры:</text:p>
      <text:list xml:id="list3966210285001355529" text:style-name="L2">
        <text:list-item>
          <text:p text:style-name="P16">Общая информация pid, tid, uid, gid, euid, egid,…</text:p>
        </text:list-item>
        <text:list-item>
          <text:p text:style-name="P16">Состояние процесса/потока</text:p>
        </text:list-item>
        <text:list-item>
          <text:p text:style-name="P16">Права доступа</text:p>
        </text:list-item>
        <text:list-item>
          <text:p text:style-name="P16">Используемые потоком ресурсы и блокировки</text:p>
        </text:list-item>
        <text:list-item>
          <text:p text:style-name="P16">Счетчики использования ресурсов (например таймеры использованного процессорного времени)</text:p>
        </text:list-item>
        <text:list-item>
          <text:p text:style-name="P16">Регионы памяти, выделенные процессу</text:p>
        </text:list-item>
      </text:list>
      <text:p text:style-name="Text_20_body">С точки зрения прикладного уровня переключение контекста можно разделить на добровольное (voluntary) и принудительное (non-voluntary): выполняющийся процесс/поток может сам передать управление другому потоку, либо ядро может насильно отобрать у него управление.</text:p>
      <text:list xml:id="list4314879220195795010" text:style-name="L3">
        <text:list-item>
          <text:p text:style-name="P17">Ядро ОС может отобрать управление у выполняющегося процесса/потока при истечении кванта времени, выделенного на выполнение. <text:soft-page-break/>С точки зрения программиста это означает, что управление могло уйти от потока в «самый неподходящий» момент времени, когда структуры данных могут находиться в противоречивом состоянии из-за того, что их изменение не было завершено.</text:p>
        </text:list-item>
        <text:list-item>
          <text:p text:style-name="P17">Выполнение блокирующего системного вызова. Когда приложение производит ввод-вывод, ядро может решить, что можно отдать управление другому потоку/процессу в ожидании, пока запрошенный данным потоком дисковый либо сетевой ввод-вывод будет выполнен. Данный вариант является самым производительным.</text:p>
        </text:list-item>
        <text:list-item>
          <text:p text:style-name="P17">Синхронизирующие примитивы ядра. Мьютексы, Семафоры и т. д. Это и есть основной источник проблем с производительностью. Недостаточно продуманная работа с синхронизирующими примитивами может приводить к десяткам тысяч, а в особо запущенных случаях - и к сотням тысяч переключений контекста в секунду. [источник не указан 407 дней]</text:p>
        </text:list-item>
        <text:list-item>
          <text:p text:style-name="P17">Системный вызов, явно ожидающий наступления события (select, poll, epoll, pause, wait,…) либо момента времени (sleep, nanosleep,..). Данный вариант является относительно производительным, так как ядро ОС имеет информацию об ожидающих процессах.</text:p>
        </text:list-item>
      </text:list>
      <text:p text:style-name="Text_20_body">Как видно из вышесказанного, переключение контекста является очень ресурсоемкой операцией, причем, чем более «навороченым» является процессор, тем более ресурсоемкой эта операция становится. Исходя из этого, ядро использует ряд стратегий чтобы, во-первых, сократить количество переключений контекста, а во вторых, сделать переключение контекста менее ресурсоемким.</text:p>
      <text:p text:style-name="Text_20_body">Методы уменьшения количества переключений контекста:</text:p>
      <text:list xml:id="list8837211167694565431" text:style-name="L4">
        <text:list-item>
          <text:p text:style-name="P18">Существует возможность конфигурирования выделяемого потоку кванта процессорного времени. При сборке ядра Linux возможно указать Server/Desktop/Low-Latency Desktop. Для серверных конфигураций этот квант больше.</text:p>
        </text:list-item>
      </text:list>
      <text:p text:style-name="Text_20_body">Методы снижения ресурсоемкости переключения контекста:</text:p>
      <text:list xml:id="list5831655625648380520" text:style-name="L5">
        <text:list-item>
          <text:p text:style-name="P19">При переключении контекста между потоками, разделяющими одно адресное пространство в пределах одного процесса, ядро не трогает регистр CR3, тем самым сохраняя TLB</text:p>
        </text:list-item>
        <text:list-item>
          <text:p text:style-name="P19">Во многих случаях ядро располагается в том же адресном пространстве, что и пользовательский процесс. При переключении контекста между user-space и kernel-space (и обратно), что, например, происходит при выполнении системных вызовов, ядро не трогает регистр CR3, тем самым сохраняя TLB</text:p>
        </text:list-item>
        <text:list-item>
          <text:p text:style-name="P19">Производя планирование, ядро старается минимизировать перемещение процесса между вычислительными ядрами в SMP-системе, тем самым улучшая эффективность работы кэша второго уровня.</text:p>
        </text:list-item>
        <text:list-item>
          <text:p text:style-name="P19"><text:soft-page-break/>Реальное сохранение/восстановление контекста регистров сопроцессора плавающей точки и MMX/SSE контекст происходит при первом обращении нового потока, что оптимизировано под случай, когда большинство потоков производит только операции с регистрами общего назначения.</text:p>
        </text:list-item>
      </text:list>
      <text:p text:style-name="Text_20_body">Вышеприведенные примеры относятся к ядру Linux, однако прочие операционные системы также применяют сходные методы, хотя в случае проприетарных ОСдоказать/опровергнуть использование этого является проблематичным.</text:p>
      <text:p text:style-name="P9"/>
      <text:list xml:id="list185603377398619" text:continue-list="list185602770828243" text:style-name="Outline">
        <text:list-item>
          <text:p text:style-name="P27"><text:span text:style-name="T1">В</text:span>ыполнение работы</text:p>
        </text:list-item>
      </text:list>
      <text:p text:style-name="P20"/>
      <text:p text:style-name="P10"/>
      <text:p text:style-name="P5"><text:span text:style-name="T8">#define</text:span><text:span text:style-name="T7"> </text:span><text:span text:style-name="T8">DEFAULT_STACK_SIZE</text:span><text:span text:style-name="T7"> </text:span><text:span text:style-name="T8">40096</text:span></text:p>
      <text:p text:style-name="P5"><text:span text:style-name="T8">#define</text:span><text:span text:style-name="T7"> </text:span><text:span text:style-name="T8">USER_ALLOCATED_STACK</text:span><text:span text:style-name="T7"> </text:span><text:span text:style-name="T8">1</text:span></text:p>
      <text:p text:style-name="P2"><text:span text:style-name="T8">#define</text:span><text:span text:style-name="T7"> </text:span><text:span text:style-name="T8">AFTER_EXIT</text:span><text:span text:style-name="T7"> </text:span><text:span text:style-name="T8">1</text:span></text:p>
      <text:p text:style-name="P5"><text:span text:style-name="T9">typedef</text:span><text:span text:style-name="T7"> </text:span><text:span text:style-name="T9">unsigned</text:span><text:span text:style-name="T7"> </text:span><text:span text:style-name="T9">int</text:span><text:span text:style-name="T7"> </text:span><text:span text:style-name="T10">uint</text:span><text:span text:style-name="T3">;</text:span></text:p>
      <text:p text:style-name="P5"><text:span text:style-name="T10">uint</text:span><text:span text:style-name="T7"> </text:span>thread_id<text:span text:style-name="T3">;</text:span></text:p>
      <text:p text:style-name="P5"><text:span text:style-name="T9">enum</text:span><text:span text:style-name="T7"> </text:span><text:span text:style-name="T10">thread_state</text:span><text:span text:style-name="T7"> </text:span><text:span text:style-name="T3">{</text:span><text:span text:style-name="T10">READY</text:span><text:span text:style-name="T3">,</text:span><text:span text:style-name="T7"> </text:span><text:span text:style-name="T10">RUN</text:span><text:span text:style-name="T3">,</text:span><text:span text:style-name="T7"> </text:span><text:span text:style-name="T10">WAIT</text:span><text:span text:style-name="T3">,</text:span><text:span text:style-name="T7"> </text:span><text:span text:style-name="T10">INIT</text:span><text:span text:style-name="T3">,</text:span><text:span text:style-name="T7"> </text:span><text:span text:style-name="T10">EXIT</text:span><text:span text:style-name="T3">};</text:span></text:p>
      <text:p text:style-name="P2"><text:span text:style-name="T9">typedef</text:span><text:span text:style-name="T7"> </text:span><text:span text:style-name="T9">void</text:span><text:span text:style-name="T7"> </text:span><text:span text:style-name="T3">*(*</text:span><text:span text:style-name="T10">run_func</text:span><text:span text:style-name="T3">)(</text:span><text:span text:style-name="T9">void</text:span><text:span text:style-name="T7"> </text:span><text:span text:style-name="T3">*)</text:span><text:span text:style-name="T7"> </text:span><text:span text:style-name="T3">;</text:span></text:p>
      <text:p text:style-name="P5"><text:span text:style-name="T9">struct</text:span><text:span text:style-name="T7"> </text:span><text:span text:style-name="T10">thread</text:span><text:span text:style-name="T7"> </text:span><text:span text:style-name="T3">{</text:span></text:p>
      <text:p text:style-name="P5"><text:span text:style-name="T7"><text:s text:c="4"/></text:span><text:span text:style-name="T9">struct</text:span><text:span text:style-name="T7"> </text:span><text:span text:style-name="T10">thread</text:span><text:span text:style-name="T3">*</text:span><text:span text:style-name="T7"> </text:span><text:span text:style-name="T11">joining</text:span><text:span text:style-name="T3">;</text:span></text:p>
      <text:p text:style-name="P5"><text:span text:style-name="T7"><text:s text:c="4"/></text:span><text:span text:style-name="T10">uint</text:span><text:span text:style-name="T7"> </text:span><text:span text:style-name="T11">thread_id</text:span><text:span text:style-name="T3">;</text:span></text:p>
      <text:p text:style-name="P5"><text:span text:style-name="T7"><text:s text:c="4"/></text:span><text:span text:style-name="T10">ucontext_t</text:span><text:span text:style-name="T7"> </text:span><text:span text:style-name="T3">*</text:span><text:span text:style-name="T11">context</text:span><text:span text:style-name="T3">;</text:span></text:p>
      <text:p text:style-name="P5"><text:span text:style-name="T7"><text:s text:c="4"/></text:span><text:span text:style-name="T9">enum</text:span><text:span text:style-name="T7"> </text:span><text:span text:style-name="T10">thread_state</text:span><text:span text:style-name="T7"> </text:span><text:span text:style-name="T11">state</text:span><text:span text:style-name="T3">;</text:span></text:p>
      <text:p text:style-name="P5"><text:span text:style-name="T7"><text:s text:c="4"/></text:span><text:span text:style-name="T10">run_func</text:span><text:span text:style-name="T7"> </text:span><text:span text:style-name="T11">function</text:span><text:span text:style-name="T3">;</text:span></text:p>
      <text:p text:style-name="P5"><text:span text:style-name="T7"><text:s text:c="4"/></text:span><text:span text:style-name="T9">void</text:span><text:span text:style-name="T7"> </text:span><text:span text:style-name="T3">*</text:span><text:span text:style-name="T11">data</text:span><text:span text:style-name="T3">;</text:span></text:p>
      <text:p text:style-name="P5"><text:span text:style-name="T7"><text:s text:c="4"/></text:span><text:span text:style-name="T10">uint</text:span><text:span text:style-name="T7"> </text:span><text:span text:style-name="T11">flags</text:span><text:span text:style-name="T3">;</text:span></text:p>
      <text:p text:style-name="P5"><text:span text:style-name="T7"><text:s text:c="4"/></text:span><text:span text:style-name="T10">uint</text:span><text:span text:style-name="T7"> </text:span><text:span text:style-name="T11">internal_flags</text:span><text:span text:style-name="T3">;</text:span></text:p>
      <text:p text:style-name="P2"><text:span text:style-name="T7"><text:s text:c="4"/></text:span><text:span text:style-name="T10">stack_t</text:span><text:span text:style-name="T7"> </text:span><text:span text:style-name="T11">stack</text:span><text:span text:style-name="T3">;</text:span></text:p>
      <text:p text:style-name="P5"><text:span text:style-name="T7"><text:s text:c="4"/></text:span>time_t<text:span text:style-name="T7"> </text:span><text:span text:style-name="T11">wake_up_time</text:span><text:span text:style-name="T3">;</text:span></text:p>
      <text:p text:style-name="P4">};</text:p>
      <text:p text:style-name="P5"><text:span text:style-name="T9">struct</text:span><text:span text:style-name="T7"> </text:span><text:span text:style-name="T10">thread_attr</text:span><text:span text:style-name="T7"> </text:span><text:span text:style-name="T3">{</text:span></text:p>
      <text:p text:style-name="P5"><text:span text:style-name="T7"><text:s text:c="4"/></text:span><text:span text:style-name="T10">uint</text:span><text:span text:style-name="T7"> </text:span><text:span text:style-name="T11">flags</text:span><text:span text:style-name="T3">;</text:span></text:p>
      <text:p text:style-name="P5"><text:span text:style-name="T7"><text:s text:c="4"/></text:span><text:span text:style-name="T10">stack_t</text:span><text:span text:style-name="T7"> </text:span><text:span text:style-name="T11">stack</text:span><text:span text:style-name="T3">;</text:span></text:p>
      <text:p text:style-name="P5"><text:span text:style-name="T7"><text:s text:c="4"/></text:span><text:span text:style-name="T10">uint</text:span><text:span text:style-name="T7"> </text:span><text:span text:style-name="T11">stack_size</text:span><text:span text:style-name="T3">;</text:span></text:p>
      <text:p text:style-name="P4">};</text:p>
      <text:p text:style-name="P5"><text:span text:style-name="T9">void</text:span><text:span text:style-name="T7"> </text:span><text:span text:style-name="T3">thread_sleep(</text:span><text:span text:style-name="T10">uint</text:span><text:span text:style-name="T7"> </text:span>seconds<text:span text:style-name="T3">);</text:span></text:p>
      <text:p text:style-name="P5"><text:span text:style-name="T10">uint</text:span><text:span text:style-name="T7"> </text:span><text:span text:style-name="T3">thread_create(</text:span><text:span text:style-name="T10">run_func</text:span><text:span text:style-name="T7"> </text:span>run<text:span text:style-name="T3">,</text:span><text:span text:style-name="T7"> </text:span><text:span text:style-name="T9">void</text:span><text:span text:style-name="T7"> </text:span><text:span text:style-name="T3">*</text:span>data<text:span text:style-name="T3">);</text:span></text:p>
      <text:p text:style-name="P5"><text:span text:style-name="T9">void</text:span><text:span text:style-name="T7"> </text:span><text:span text:style-name="T3">run_thread(</text:span><text:span text:style-name="T9">struct</text:span><text:span text:style-name="T7"> </text:span><text:span text:style-name="T10">thread</text:span><text:span text:style-name="T7"> </text:span><text:span text:style-name="T3">*</text:span>t<text:span text:style-name="T3">);</text:span></text:p>
      <text:p text:style-name="P5"><text:span text:style-name="T9">void</text:span><text:span text:style-name="T7"> </text:span><text:span text:style-name="T3">thread_trampoline();</text:span></text:p>
      <text:p text:style-name="P5"><text:span text:style-name="T10">stack_t</text:span><text:span text:style-name="T7"> </text:span><text:span text:style-name="T3">_alloc_stack(</text:span><text:span text:style-name="T10">uint</text:span><text:span text:style-name="T7"> </text:span>stack_size<text:span text:style-name="T3">);</text:span></text:p>
      <text:p text:style-name="P5"><text:span text:style-name="T9">void</text:span><text:span text:style-name="T7"> </text:span><text:span text:style-name="T3">_init_thread(</text:span><text:span text:style-name="T9">struct</text:span><text:span text:style-name="T7"> </text:span><text:span text:style-name="T10">thread</text:span><text:span text:style-name="T7"> </text:span><text:span text:style-name="T3">*</text:span>t<text:span text:style-name="T3">,</text:span><text:span text:style-name="T7"> </text:span><text:span text:style-name="T10">run_func</text:span><text:span text:style-name="T7"> </text:span>run<text:span text:style-name="T3">,</text:span><text:span text:style-name="T7"> </text:span><text:span text:style-name="T9">void</text:span><text:span text:style-name="T7"> </text:span><text:span text:style-name="T3">*</text:span>data<text:span text:style-name="T3">);</text:span></text:p>
      <text:p text:style-name="P5"><text:span text:style-name="T9">void</text:span><text:span text:style-name="T7"> </text:span><text:span text:style-name="T3">exit_thread(</text:span><text:span text:style-name="T9">struct</text:span><text:span text:style-name="T7"> </text:span><text:span text:style-name="T10">thread</text:span><text:span text:style-name="T7"> </text:span><text:span text:style-name="T3">*</text:span>t<text:span text:style-name="T3">,</text:span><text:span text:style-name="T7"> </text:span><text:span text:style-name="T9">void</text:span><text:span text:style-name="T3">*</text:span><text:span text:style-name="T7"> </text:span>res<text:span text:style-name="T3">);</text:span></text:p>
      <text:p text:style-name="P5"><text:span text:style-name="T9">void</text:span><text:span text:style-name="T7"> </text:span><text:span text:style-name="T3">thread_yield();</text:span></text:p>
      <text:p text:style-name="P11"/>
      <text:p text:style-name="P11"/>
      <text:p text:style-name="P34"><text:span text:style-name="T8">#include</text:span><text:span text:style-name="T7"> </text:span><text:span text:style-name="T6">&lt;stdlib.h&gt;</text:span></text:p>
      <text:p text:style-name="P5"><text:span text:style-name="T8">#include</text:span><text:span text:style-name="T7"> </text:span><text:span text:style-name="T6">&lt;ucontext.h&gt;</text:span></text:p>
      <text:p text:style-name="P5"><text:soft-page-break/><text:span text:style-name="T8">#include</text:span><text:span text:style-name="T7"> </text:span><text:span text:style-name="T6">&lt;errno.h&gt;</text:span></text:p>
      <text:p text:style-name="P5"><text:span text:style-name="T8">#include</text:span><text:span text:style-name="T7"> </text:span><text:span text:style-name="T6">&lt;string.h&gt;</text:span></text:p>
      <text:p text:style-name="P5"><text:span text:style-name="T8">#include</text:span><text:span text:style-name="T7"> </text:span><text:span text:style-name="T6">"thread.h"</text:span></text:p>
      <text:p text:style-name="P5"><text:span text:style-name="T8">#include</text:span><text:span text:style-name="T7"> </text:span><text:span text:style-name="T6">"scheduler.h"</text:span></text:p>
      <text:p text:style-name="P2"><text:span text:style-name="T8">#include</text:span><text:span text:style-name="T7"> </text:span><text:span text:style-name="T6">"alloc.h"</text:span></text:p>
      <text:p text:style-name="P5"><text:span text:style-name="T10">uint</text:span><text:span text:style-name="T7"> </text:span><text:span text:style-name="T3">thread_create(</text:span><text:span text:style-name="T10">run_func</text:span><text:span text:style-name="T7"> </text:span><text:span text:style-name="T3">run,</text:span><text:span text:style-name="T7"> </text:span><text:span text:style-name="T9">void</text:span><text:span text:style-name="T7"> </text:span><text:span text:style-name="T3">*data)</text:span><text:span text:style-name="T7"> </text:span><text:span text:style-name="T3">{</text:span></text:p>
      <text:p text:style-name="P5"><text:span text:style-name="T7"><text:s text:c="4"/></text:span><text:span text:style-name="T9">struct</text:span><text:span text:style-name="T7"> </text:span><text:span text:style-name="T10">thread</text:span><text:span text:style-name="T7"> </text:span><text:span text:style-name="T3">*t;</text:span></text:p>
      <text:p text:style-name="P2"><text:span text:style-name="T7"><text:s text:c="4"/></text:span><text:span text:style-name="T3">sched_lock();</text:span></text:p>
      <text:p text:style-name="P2"><text:span text:style-name="T7"><text:s text:c="4"/></text:span><text:span text:style-name="T3">t</text:span><text:span text:style-name="T7"> </text:span><text:span text:style-name="T3">=</text:span><text:span text:style-name="T7"> </text:span><text:span text:style-name="T3">(</text:span><text:span text:style-name="T9">struct</text:span><text:span text:style-name="T7"> </text:span><text:span text:style-name="T10">thread</text:span><text:span text:style-name="T3">*)malloc(</text:span><text:span text:style-name="T9">sizeof</text:span><text:span text:style-name="T3">(</text:span><text:span text:style-name="T9">struct</text:span><text:span text:style-name="T7"> </text:span><text:span text:style-name="T10">thread</text:span><text:span text:style-name="T3">));</text:span></text:p>
      <text:p text:style-name="P5"><text:span text:style-name="T7"><text:s text:c="4"/></text:span><text:span text:style-name="T9">if</text:span><text:span text:style-name="T7"> </text:span><text:span text:style-name="T3">(t</text:span><text:span text:style-name="T7"> </text:span><text:span text:style-name="T3">==</text:span><text:span text:style-name="T7"> </text:span><text:span text:style-name="T8">NULL</text:span><text:span text:style-name="T3">)</text:span><text:span text:style-name="T7"> </text:span><text:span text:style-name="T3">{</text:span></text:p>
      <text:p text:style-name="P5"><text:span text:style-name="T7"><text:s text:c="8"/></text:span><text:span text:style-name="T3">exit(</text:span><text:span text:style-name="T8">ENOMEM</text:span><text:span text:style-name="T3">);</text:span></text:p>
      <text:p text:style-name="P2"><text:span text:style-name="T7"><text:s text:c="4"/></text:span><text:span text:style-name="T3">}</text:span></text:p>
      <text:p text:style-name="P5"><text:span text:style-name="T7"><text:s text:c="4"/></text:span><text:span text:style-name="T3">_init_thread(t,</text:span><text:span text:style-name="T7"> </text:span><text:span text:style-name="T3">run,</text:span><text:span text:style-name="T7"> </text:span><text:span text:style-name="T3">data);</text:span></text:p>
      <text:p text:style-name="P2"><text:span text:style-name="T7"><text:s text:c="4"/></text:span><text:span text:style-name="T3">sched_unlock();</text:span></text:p>
      <text:p text:style-name="P5"><text:span text:style-name="T7"><text:s text:c="4"/></text:span><text:span text:style-name="T9">return</text:span><text:span text:style-name="T7"> </text:span><text:span text:style-name="T3">t-&gt;</text:span><text:span text:style-name="T11">thread_id</text:span><text:span text:style-name="T3">;</text:span></text:p>
      <text:p text:style-name="P4">}</text:p>
      <text:p text:style-name="P2"><text:span text:style-name="T9">void</text:span><text:span text:style-name="T7"> </text:span><text:span text:style-name="T3">_init_thread(</text:span><text:span text:style-name="T9">struct</text:span><text:span text:style-name="T7"> </text:span><text:span text:style-name="T10">thread</text:span><text:span text:style-name="T3">*</text:span><text:span text:style-name="T7"> </text:span><text:span text:style-name="T3">t,</text:span><text:span text:style-name="T7"> </text:span><text:span text:style-name="T10">run_func</text:span><text:span text:style-name="T7"> </text:span><text:span text:style-name="T3">run,</text:span><text:span text:style-name="T7"> </text:span><text:span text:style-name="T9">void</text:span><text:span text:style-name="T7"> </text:span><text:span text:style-name="T3">*data)</text:span><text:span text:style-name="T7"> </text:span><text:span text:style-name="T3">{</text:span></text:p>
      <text:p text:style-name="P5"><text:span text:style-name="T7"><text:s text:c="4"/></text:span><text:span text:style-name="T3">t-&gt;</text:span><text:span text:style-name="T11">thread_id</text:span><text:span text:style-name="T7"> </text:span><text:span text:style-name="T3">=</text:span><text:span text:style-name="T7"> </text:span><text:span text:style-name="T3">++</text:span>thread_id<text:span text:style-name="T3">;</text:span></text:p>
      <text:p text:style-name="P5"><text:span text:style-name="T7"><text:s text:c="4"/></text:span><text:span text:style-name="T3">t-&gt;</text:span><text:span text:style-name="T11">function</text:span><text:span text:style-name="T7"> </text:span><text:span text:style-name="T3">=</text:span><text:span text:style-name="T7"> </text:span><text:span text:style-name="T3">run;</text:span></text:p>
      <text:p text:style-name="P5"><text:span text:style-name="T7"><text:s text:c="4"/></text:span><text:span text:style-name="T3">t-&gt;</text:span><text:span text:style-name="T11">state</text:span><text:span text:style-name="T7"> </text:span><text:span text:style-name="T3">=</text:span><text:span text:style-name="T7"> </text:span><text:span text:style-name="T10">READY</text:span><text:span text:style-name="T3">;</text:span></text:p>
      <text:p text:style-name="P5"><text:span text:style-name="T7"><text:s text:c="4"/></text:span><text:span text:style-name="T3">t-&gt;</text:span><text:span text:style-name="T11">data</text:span><text:span text:style-name="T7"> </text:span><text:span text:style-name="T3">=</text:span><text:span text:style-name="T7"> </text:span><text:span text:style-name="T3">data;</text:span></text:p>
      <text:p text:style-name="P2"><text:span text:style-name="T7"><text:s text:c="4"/></text:span><text:span text:style-name="T3">t-&gt;</text:span><text:span text:style-name="T11">wake_up_time</text:span><text:span text:style-name="T7"> </text:span><text:span text:style-name="T3">=</text:span><text:span text:style-name="T7"> </text:span><text:span text:style-name="T8">0</text:span><text:span text:style-name="T3">;</text:span></text:p>
      <text:p text:style-name="P2"><text:span text:style-name="T7"><text:s text:c="4"/></text:span><text:span text:style-name="T10">ucontext_t</text:span><text:span text:style-name="T7"> </text:span><text:span text:style-name="T3">*new_context</text:span><text:span text:style-name="T7"> </text:span><text:span text:style-name="T3">=</text:span><text:span text:style-name="T7"> </text:span><text:span text:style-name="T3">(</text:span><text:span text:style-name="T10">ucontext_t</text:span><text:span text:style-name="T3">*)malloc(</text:span><text:span text:style-name="T9">sizeof</text:span><text:span text:style-name="T3">(</text:span><text:span text:style-name="T10">ucontext_t</text:span><text:span text:style-name="T3">));</text:span></text:p>
      <text:p text:style-name="P2"><text:span text:style-name="T7"><text:s text:c="4"/></text:span><text:span text:style-name="T3">getcontext(new_context);</text:span></text:p>
      <text:p text:style-name="P5"><text:span text:style-name="T7"><text:s text:c="4"/></text:span><text:span text:style-name="T3">t-&gt;</text:span><text:span text:style-name="T11">stack</text:span><text:span text:style-name="T7"> </text:span><text:span text:style-name="T3">=</text:span><text:span text:style-name="T7"> </text:span><text:span text:style-name="T3">_alloc_stack(</text:span><text:span text:style-name="T8">DEFAULT_STACK_SIZE</text:span><text:span text:style-name="T3">);</text:span></text:p>
      <text:p text:style-name="P5"><text:span text:style-name="T7"><text:s text:c="4"/></text:span><text:span text:style-name="T3">new_context-&gt;</text:span><text:span text:style-name="T11">uc_stack</text:span><text:span text:style-name="T7"> </text:span><text:span text:style-name="T3">=</text:span><text:span text:style-name="T7"> </text:span><text:span text:style-name="T3">t-&gt;</text:span><text:span text:style-name="T11">stack</text:span><text:span text:style-name="T3">;</text:span></text:p>
      <text:p text:style-name="P5"><text:span text:style-name="T7"><text:s text:c="4"/></text:span><text:span text:style-name="T6">//here</text:span><text:span text:style-name="T7"> </text:span><text:span text:style-name="T6">SIGALRM</text:span><text:span text:style-name="T7"> </text:span><text:span text:style-name="T6">is</text:span><text:span text:style-name="T7"> </text:span><text:span text:style-name="T6">blocked,</text:span><text:span text:style-name="T7"> </text:span><text:span text:style-name="T6">so</text:span><text:span text:style-name="T7"> </text:span><text:span text:style-name="T6">we</text:span><text:span text:style-name="T7"> </text:span><text:span text:style-name="T6">have</text:span><text:span text:style-name="T7"> </text:span><text:span text:style-name="T6">to</text:span><text:span text:style-name="T7"> </text:span><text:span text:style-name="T6">unlock</text:span><text:span text:style-name="T7"> </text:span><text:span text:style-name="T6">it</text:span></text:p>
      <text:p text:style-name="P5"><text:span text:style-name="T7"><text:s text:c="4"/></text:span><text:span text:style-name="T3">sigdelset(&amp;new_context-&gt;</text:span><text:span text:style-name="T11">uc_sigmask</text:span><text:span text:style-name="T3">,</text:span><text:span text:style-name="T7"> </text:span><text:span text:style-name="T8">SIGALRM</text:span><text:span text:style-name="T3">);</text:span></text:p>
      <text:p text:style-name="P5"><text:span text:style-name="T6"/></text:p>
      <text:p text:style-name="P5"><text:span text:style-name="T7"><text:s text:c="4"/></text:span><text:span text:style-name="T3">makecontext(new_context,</text:span><text:span text:style-name="T7"> </text:span>thread_trampoline<text:span text:style-name="T3">,</text:span><text:span text:style-name="T7"> </text:span><text:span text:style-name="T8">0</text:span><text:span text:style-name="T3">);</text:span></text:p>
      <text:p text:style-name="P2"><text:span text:style-name="T7"><text:s text:c="4"/></text:span><text:span text:style-name="T3">t-&gt;</text:span><text:span text:style-name="T11">context</text:span><text:span text:style-name="T7"> </text:span><text:span text:style-name="T3">=</text:span><text:span text:style-name="T7"> </text:span><text:span text:style-name="T3">new_context;</text:span></text:p>
      <text:p text:style-name="P2"><text:span text:style-name="T7"><text:s text:c="4"/></text:span><text:span text:style-name="T3">ready_queue_add(t);</text:span></text:p>
      <text:p text:style-name="P4">}</text:p>
      <text:p text:style-name="P5"><text:span text:style-name="T10">stack_t</text:span><text:span text:style-name="T7"> </text:span><text:span text:style-name="T3">_alloc_stack(</text:span><text:span text:style-name="T10">uint</text:span><text:span text:style-name="T7"> </text:span><text:span text:style-name="T3">stack_size)</text:span><text:span text:style-name="T7"> </text:span><text:span text:style-name="T3">{</text:span></text:p>
      <text:p text:style-name="P2"><text:span text:style-name="T7"><text:s text:c="4"/></text:span><text:span text:style-name="T9">void</text:span><text:span text:style-name="T3">*</text:span><text:span text:style-name="T7"> </text:span><text:span text:style-name="T3">stack_mem</text:span><text:span text:style-name="T7"> </text:span><text:span text:style-name="T3">=</text:span><text:span text:style-name="T7"> </text:span><text:span text:style-name="T3">malloc(stack_size);</text:span></text:p>
      <text:p text:style-name="P5"><text:span text:style-name="T7"><text:s text:c="4"/></text:span><text:span text:style-name="T9">if</text:span><text:span text:style-name="T7"> </text:span><text:span text:style-name="T3">(stack_mem</text:span><text:span text:style-name="T7"> </text:span><text:span text:style-name="T3">==</text:span><text:span text:style-name="T7"> </text:span><text:span text:style-name="T8">NULL</text:span><text:span text:style-name="T3">)</text:span><text:span text:style-name="T7"> </text:span><text:span text:style-name="T3">{</text:span></text:p>
      <text:p text:style-name="P5"><text:span text:style-name="T7"><text:s text:c="8"/></text:span><text:span text:style-name="T3">exit(</text:span><text:span text:style-name="T8">ENOMEM</text:span><text:span text:style-name="T3">);</text:span></text:p>
      <text:p text:style-name="P2"><text:span text:style-name="T7"><text:s text:c="4"/></text:span><text:span text:style-name="T3">}</text:span></text:p>
      <text:p text:style-name="P5"><text:span text:style-name="T7"><text:s text:c="4"/></text:span><text:span text:style-name="T10">stack_t</text:span><text:span text:style-name="T7"> </text:span><text:span text:style-name="T3">stack;</text:span></text:p>
      <text:p text:style-name="P2"><text:span text:style-name="T7"><text:s text:c="4"/></text:span><text:span text:style-name="T3">memset(&amp;stack,</text:span><text:span text:style-name="T7"> </text:span><text:span text:style-name="T8">0</text:span><text:span text:style-name="T3">,</text:span><text:span text:style-name="T7"> </text:span><text:span text:style-name="T9">sizeof</text:span><text:span text:style-name="T3">(</text:span><text:span text:style-name="T10">stack_t</text:span><text:span text:style-name="T3">));</text:span></text:p>
      <text:p text:style-name="P5"><text:span text:style-name="T7"><text:s text:c="4"/></text:span><text:span text:style-name="T3">stack.</text:span><text:span text:style-name="T11">ss_size</text:span><text:span text:style-name="T7"> </text:span><text:span text:style-name="T3">=</text:span><text:span text:style-name="T7"> </text:span><text:span text:style-name="T3">stack_size;</text:span></text:p>
      <text:p text:style-name="P2"><text:span text:style-name="T7"><text:s text:c="4"/></text:span><text:span text:style-name="T3">stack.</text:span><text:span text:style-name="T11">ss_sp</text:span><text:span text:style-name="T7"> </text:span><text:span text:style-name="T3">=</text:span><text:span text:style-name="T7"> </text:span><text:span text:style-name="T3">stack_mem;</text:span></text:p>
      <text:p text:style-name="P5"><text:soft-page-break/><text:span text:style-name="T7"><text:s text:c="4"/></text:span><text:span text:style-name="T9">return</text:span><text:span text:style-name="T7"> </text:span><text:span text:style-name="T3">stack;</text:span></text:p>
      <text:p text:style-name="P4">}</text:p>
      <text:p text:style-name="P5"><text:span text:style-name="T9">void</text:span><text:span text:style-name="T7"> </text:span><text:span text:style-name="T3">run_thread(</text:span><text:span text:style-name="T9">struct</text:span><text:span text:style-name="T7"> </text:span><text:span text:style-name="T10">thread</text:span><text:span text:style-name="T7"> </text:span><text:span text:style-name="T3">*t)</text:span><text:span text:style-name="T7"> </text:span><text:span text:style-name="T3">{</text:span></text:p>
      <text:p text:style-name="P5"><text:span text:style-name="T7"><text:s text:c="4"/></text:span><text:span text:style-name="T3">t-&gt;</text:span><text:span text:style-name="T11">state</text:span><text:span text:style-name="T7"> </text:span><text:span text:style-name="T3">=</text:span><text:span text:style-name="T7"> </text:span><text:span text:style-name="T10">RUN</text:span><text:span text:style-name="T3">;</text:span></text:p>
      <text:p text:style-name="P5"><text:span text:style-name="T7"><text:s text:c="4"/></text:span><text:span text:style-name="T9">struct</text:span><text:span text:style-name="T7"> </text:span><text:span text:style-name="T10">thread</text:span><text:span text:style-name="T7"> </text:span><text:span text:style-name="T3">*prev</text:span><text:span text:style-name="T7"> </text:span><text:span text:style-name="T3">=</text:span><text:span text:style-name="T7"> </text:span><text:span text:style-name="T3">get_current_thread();</text:span></text:p>
      <text:p text:style-name="P5"><text:span text:style-name="T7"><text:s text:c="4"/></text:span><text:span text:style-name="T3">set_current_thread(t);</text:span></text:p>
      <text:p text:style-name="P5"><text:span text:style-name="T7"><text:s text:c="4"/></text:span><text:span text:style-name="T9">if</text:span><text:span text:style-name="T7"> </text:span><text:span text:style-name="T3">(prev-&gt;</text:span><text:span text:style-name="T11">state</text:span><text:span text:style-name="T7"> </text:span><text:span text:style-name="T3">==</text:span><text:span text:style-name="T7"> </text:span><text:span text:style-name="T10">EXIT</text:span><text:span text:style-name="T3">)</text:span><text:span text:style-name="T7"> </text:span><text:span text:style-name="T3">{</text:span></text:p>
      <text:p text:style-name="P5"><text:span text:style-name="T7"><text:s text:c="8"/></text:span><text:span text:style-name="T6">//когда</text:span><text:span text:style-name="T7"> </text:span><text:span text:style-name="T6">поток</text:span><text:span text:style-name="T7"> </text:span><text:span text:style-name="T6">завершил</text:span><text:span text:style-name="T7"> </text:span><text:span text:style-name="T6">работу</text:span><text:span text:style-name="T7"> </text:span><text:span text:style-name="T6">мы</text:span><text:span text:style-name="T7"> </text:span><text:span text:style-name="T6">не</text:span><text:span text:style-name="T7"> </text:span><text:span text:style-name="T6">сохраняем</text:span><text:span text:style-name="T7"> </text:span><text:span text:style-name="T6">состояние</text:span></text:p>
      <text:p text:style-name="P5"><text:span text:style-name="T7"><text:s text:c="8"/></text:span><text:span text:style-name="T3">free(prev);</text:span></text:p>
      <text:p text:style-name="P5"><text:span text:style-name="T7"><text:s text:c="8"/></text:span><text:span text:style-name="T3">setcontext(t-&gt;</text:span><text:span text:style-name="T11">context</text:span><text:span text:style-name="T3">);</text:span></text:p>
      <text:p text:style-name="P5"><text:span text:style-name="T7"><text:s text:c="4"/></text:span><text:span text:style-name="T3">}</text:span></text:p>
      <text:p text:style-name="P5"><text:span text:style-name="T7"><text:s text:c="4"/></text:span><text:span text:style-name="T3">swapcontext(prev-&gt;</text:span><text:span text:style-name="T11">context</text:span><text:span text:style-name="T3">,</text:span><text:span text:style-name="T7"> </text:span><text:span text:style-name="T3">t-&gt;</text:span><text:span text:style-name="T11">context</text:span><text:span text:style-name="T3">);</text:span></text:p>
      <text:p text:style-name="P4">}</text:p>
      <text:p text:style-name="P5"><text:span text:style-name="T9">void</text:span><text:span text:style-name="T7"> </text:span><text:span text:style-name="T3">thread_yield(){</text:span></text:p>
      <text:p text:style-name="P5"><text:span text:style-name="T7"><text:s text:c="4"/></text:span><text:span text:style-name="T3">schedule();</text:span></text:p>
      <text:p text:style-name="P4">}</text:p>
      <text:p text:style-name="P5"><text:span text:style-name="T9">void</text:span><text:span text:style-name="T7"> </text:span><text:span text:style-name="T3">thread_sleep(</text:span><text:span text:style-name="T10">uint</text:span><text:span text:style-name="T7"> </text:span><text:span text:style-name="T3">seconds){</text:span></text:p>
      <text:p text:style-name="P5"><text:span text:style-name="T7"><text:s text:c="4"/></text:span><text:span text:style-name="T9">struct</text:span><text:span text:style-name="T7"> </text:span><text:span text:style-name="T10">thread</text:span><text:span text:style-name="T7"> </text:span><text:span text:style-name="T3">*current</text:span><text:span text:style-name="T7"> </text:span><text:span text:style-name="T3">=</text:span><text:span text:style-name="T7"> </text:span><text:span text:style-name="T3">get_current_thread();</text:span></text:p>
      <text:p text:style-name="P5"><text:span text:style-name="T7"><text:s text:c="4"/></text:span><text:span text:style-name="T3">printf(</text:span><text:span text:style-name="T6">"%d\n"</text:span><text:span text:style-name="T3">,(</text:span><text:span text:style-name="T10">uint</text:span><text:span text:style-name="T3">)</text:span>time<text:span text:style-name="T3">(</text:span><text:span text:style-name="T8">NULL</text:span><text:span text:style-name="T3">));</text:span></text:p>
      <text:p text:style-name="P5"><text:span text:style-name="T7"><text:s text:c="4"/></text:span><text:span text:style-name="T3">current-&gt;</text:span><text:span text:style-name="T11">wake_up_time</text:span><text:span text:style-name="T7"> </text:span><text:span text:style-name="T3">=</text:span><text:span text:style-name="T7"> </text:span>time<text:span text:style-name="T3">(</text:span><text:span text:style-name="T8">NULL</text:span><text:span text:style-name="T3">)</text:span><text:span text:style-name="T7"> </text:span><text:span text:style-name="T3">+</text:span><text:span text:style-name="T7"> </text:span><text:span text:style-name="T3">seconds;</text:span></text:p>
      <text:p text:style-name="P5"><text:span text:style-name="T7"><text:s text:c="4"/></text:span><text:span text:style-name="T3">current-&gt;</text:span><text:span text:style-name="T11">state</text:span><text:span text:style-name="T7"> </text:span><text:span text:style-name="T3">=</text:span><text:span text:style-name="T7"> </text:span><text:span text:style-name="T10">WAIT</text:span><text:span text:style-name="T3">;</text:span></text:p>
      <text:p text:style-name="P5"><text:span text:style-name="T7"><text:s text:c="4"/></text:span><text:span text:style-name="T3">sched_add_sleeping_thread(current);</text:span></text:p>
      <text:p text:style-name="P5"><text:span text:style-name="T7"><text:s text:c="4"/></text:span><text:span text:style-name="T3">printf(</text:span><text:span text:style-name="T6">"%d\n"</text:span><text:span text:style-name="T3">,</text:span><text:span text:style-name="T7"> </text:span><text:span text:style-name="T3">(</text:span><text:span text:style-name="T10">uint</text:span><text:span text:style-name="T3">)</text:span>time<text:span text:style-name="T3">(</text:span><text:span text:style-name="T8">NULL</text:span><text:span text:style-name="T3">));</text:span></text:p>
      <text:p text:style-name="P4">}</text:p>
      <text:p text:style-name="P5"><text:span text:style-name="T9">void</text:span><text:span text:style-name="T7"> </text:span><text:span text:style-name="T3">thread_trampoline(){</text:span></text:p>
      <text:p text:style-name="P5"><text:span text:style-name="T7"><text:s text:c="4"/></text:span><text:span text:style-name="T9">struct</text:span><text:span text:style-name="T7"> </text:span><text:span text:style-name="T10">thread</text:span><text:span text:style-name="T7"> </text:span><text:span text:style-name="T3">*t</text:span><text:span text:style-name="T7"> </text:span><text:span text:style-name="T3">=</text:span><text:span text:style-name="T7"> </text:span><text:span text:style-name="T3">get_current_thread();</text:span></text:p>
      <text:p text:style-name="P5"><text:span text:style-name="T7"><text:s text:c="4"/></text:span><text:span text:style-name="T9">void</text:span><text:span text:style-name="T3">*</text:span><text:span text:style-name="T7"> </text:span><text:span text:style-name="T3">res</text:span><text:span text:style-name="T7"> </text:span><text:span text:style-name="T3">=</text:span><text:span text:style-name="T7"> </text:span><text:span text:style-name="T3">t-&gt;</text:span><text:span text:style-name="T11">function</text:span><text:span text:style-name="T3">(t-&gt;</text:span><text:span text:style-name="T11">data</text:span><text:span text:style-name="T3">);</text:span></text:p>
      <text:p text:style-name="P5"><text:span text:style-name="T7"><text:s text:c="4"/></text:span><text:span text:style-name="T3">exit_thread(t,</text:span><text:span text:style-name="T7"> </text:span><text:span text:style-name="T3">res);</text:span></text:p>
      <text:p text:style-name="P4">}</text:p>
      <text:p text:style-name="P2"><text:span text:style-name="T9">void</text:span><text:span text:style-name="T7"> </text:span><text:span text:style-name="T3">exit_thread(</text:span><text:span text:style-name="T9">struct</text:span><text:span text:style-name="T7"> </text:span><text:span text:style-name="T10">thread</text:span><text:span text:style-name="T3">*</text:span><text:span text:style-name="T7"> </text:span><text:span text:style-name="T3">t,</text:span><text:span text:style-name="T7"> </text:span><text:span text:style-name="T9">void</text:span><text:span text:style-name="T7"> </text:span><text:span text:style-name="T3">*res)</text:span><text:span text:style-name="T7"> </text:span><text:span text:style-name="T3">{</text:span></text:p>
      <text:p text:style-name="P5"><text:span text:style-name="T7"><text:s text:c="4"/></text:span><text:span text:style-name="T3">sched_lock();</text:span></text:p>
      <text:p text:style-name="P5"><text:span text:style-name="T7"><text:s text:c="4"/></text:span><text:span text:style-name="T3">thread_memory_cleanup(t-&gt;</text:span><text:span text:style-name="T11">thread_id</text:span><text:span text:style-name="T3">);</text:span></text:p>
      <text:p text:style-name="P5"><text:span text:style-name="T7"><text:s text:c="4"/></text:span><text:span text:style-name="T3">free(t-&gt;</text:span><text:span text:style-name="T11">context</text:span><text:span text:style-name="T3">);</text:span></text:p>
      <text:p text:style-name="P5"><text:span text:style-name="T7"><text:s text:c="4"/></text:span><text:span text:style-name="T3">free(t-&gt;</text:span><text:span text:style-name="T11">stack</text:span><text:span text:style-name="T3">.</text:span><text:span text:style-name="T11">ss_sp</text:span><text:span text:style-name="T3">);</text:span></text:p>
      <text:p text:style-name="P5"><text:span text:style-name="T7"><text:s text:c="4"/></text:span><text:span text:style-name="T3">t-&gt;</text:span><text:span text:style-name="T11">state</text:span><text:span text:style-name="T7"> </text:span><text:span text:style-name="T3">=</text:span><text:span text:style-name="T7"> </text:span><text:span text:style-name="T10">EXIT</text:span><text:span text:style-name="T3">;</text:span></text:p>
      <text:p text:style-name="P5"><text:span text:style-name="T7"><text:s text:c="4"/></text:span><text:span text:style-name="T3">sched_unlock();</text:span></text:p>
      <text:p text:style-name="P5"><text:span text:style-name="T7"><text:s text:c="4"/></text:span><text:span text:style-name="T3">schedule();</text:span></text:p>
      <text:p text:style-name="P4">}</text:p>
      <text:list xml:id="list185602312387989" text:continue-numbering="true" text:style-name="Outline">
        <text:list-item>
          <text:p text:style-name="P28">Выводы </text:p>
        </text:list-item>
      </text:list>
      <text:p text:style-name="Standard"/>
      <text:p text:style-name="Standard">При выполнении лабораторной работы были изучены возможные методы запуска потоков уровня пользователя. Созданна часть библиотеки отвечающая за работу с потоками</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DejaVu Sans1" svg:font-family="'DejaVu Sans'" style:font-family-generic="swiss"/>
    <style:font-face style:name="DejaVu Sans Mono" svg:font-family="'DejaVu Sans Mono'" style:font-family-generic="modern" style:font-pitch="fixed"/>
    <style:font-face style:name="Arial Narrow" svg:font-family="'Arial Narrow'"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ru" fo:country="RU" style:font-name-asian="Times New Roman1" style:font-size-asian="10pt" style:language-asian="ru" style:country-asian="R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0pt" fo:language="ru" fo:country="RU" style:font-name-asian="Times New Roman1" style:font-size-asian="10pt" style:language-asian="ru" style:country-asian="RU"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left="0cm" fo:margin-right="0cm" fo:text-align="justify" style:justify-single-word="false" fo:orphans="2" fo:widows="2" fo:hyphenation-ladder-count="no-limit" fo:text-indent="1.251cm" style:auto-text-indent="false" style:punctuation-wrap="hanging" style:writing-mode="lr-tb"/>
      <style:text-properties style:use-window-font-color="true" fo:font-size="14pt" style:font-size-asian="14pt"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mo" fo:font-family="Arimo"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cm" fo:margin-bottom="0.212cm" style:contextual-spacing="false"/>
    </style:style>
    <style:style style:name="List" style:family="paragraph" style:parent-style-name="Text_20_body" style:default-outline-level="" style:list-style-name="" style:class="list">
      <style:text-properties style:font-name-complex="DejaVu Sans1" style:font-family-complex="'DejaVu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DejaVu Sans1" style:font-family-complex="'DejaVu Sans'" style:font-family-generic-complex="swiss"/>
    </style:style>
    <style:style style:name="Heading_20_1" style:display-name="Heading 1" style:family="paragraph" style:parent-style-name="Standard" style:next-style-name="Text_20_body" style:list-style-name="Outline" style:class="text">
      <style:paragraph-properties fo:margin-top="0cm" fo:margin-bottom="0.423cm" style:contextual-spacing="false" fo:text-align="center" style:justify-single-word="false" fo:break-before="page" fo:keep-with-next="always"/>
      <style:text-properties fo:text-transform="uppercase" fo:font-weight="bold" style:letter-kerning="true" style:font-weight-asian="bold"/>
    </style:style>
    <style:style style:name="Heading_20_2" style:display-name="Heading 2" style:family="paragraph" style:parent-style-name="Standard" style:next-style-name="Text_20_body" style:list-style-name="Outline" style:class="text">
      <style:paragraph-properties fo:margin-top="0.917cm" fo:margin-bottom="0.917cm" style:contextual-spacing="false" fo:keep-with-next="always"/>
      <style:text-properties fo:font-weight="bold" style:font-weight-asian="bold"/>
    </style:style>
    <style:style style:name="Heading_20_3" style:display-name="Heading 3" style:family="paragraph" style:parent-style-name="Standard" style:next-style-name="Text_20_body" style:list-style-name="Outline" style:class="text">
      <style:paragraph-properties fo:margin-top="0.423cm" fo:margin-bottom="0.106cm" style:contextual-spacing="false" fo:keep-with-next="always"/>
      <style:text-properties fo:font-weight="bold" style:font-weight-asian="bold"/>
    </style:style>
    <style:style style:name="Heading_20_4" style:display-name="Heading 4" style:family="paragraph" style:parent-style-name="Standard" style:next-style-name="Text_20_body" style:default-outline-level="4" style:list-style-name="Outline" style:class="text">
      <style:paragraph-properties fo:margin-top="0.071cm" fo:margin-bottom="0cm" style:contextual-spacing="false" fo:keep-together="always" fo:keep-with-next="always"/>
      <style:text-properties fo:color="#365f91" style:font-name="Cambria" fo:font-family="Cambria" style:font-family-generic="roman" style:font-pitch="variable" fo:font-style="italic" style:font-style-asian="italic"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top="0.071cm" fo:margin-bottom="0cm" style:contextual-spacing="false" fo:keep-together="always" fo:keep-with-next="always"/>
      <style:text-properties fo:color="#365f91" style:font-name="Cambria" fo:font-family="Cambria" style:font-family-generic="roman" style:font-pitch="variable"/>
    </style:style>
    <style:style style:name="_3f__3f__3f__3f__3f__3f__3f__3f__3f_" style:display-name="?????????" style:family="paragraph" style:parent-style-name="Standard" style:default-outline-level="" style:list-style-name="">
      <style:paragraph-properties fo:margin-top="0.423cm" fo:margin-bottom="0.212cm" style:contextual-spacing="false" fo:keep-with-next="always" text:number-lines="false" text:line-number="0"/>
      <style:text-properties style:font-name="Liberation Sans" fo:font-family="'Liberation Sans'" style:font-family-generic="roman" style:font-pitch="variable"/>
    </style:style>
    <style:style style:name="_3f__3f__3f__3f__3f__3f__3f__3f_" style:display-name="????????" style:family="paragraph" style:parent-style-name="Standard" style:default-outline-level="" style:list-style-name="">
      <style:paragraph-properties fo:margin-top="0.212cm" fo:margin-bottom="0.212cm" style:contextual-spacing="false" text:number-lines="false" text:line-number="0"/>
      <style:text-properties fo:font-size="12pt" fo:font-style="italic" style:font-size-asian="12pt" style:font-style-asian="italic"/>
    </style:style>
    <style:style style:name="_3f__3f__3f__3f__3f__3f__3f__3f__3f__3f__3f__20_HTML" style:display-name="??????????? HTML" style:family="paragraph" style:parent-style-name="Standard" style:default-outline-level="" style:list-style-name="">
      <style:paragraph-properties fo:margin-left="0cm" fo:margin-right="0cm"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size-asian="10pt"/>
    </style:style>
    <style:style style:name="_3f__3f__3f__3f__3f_1" style:display-name="?????1" style:family="paragraph" style:parent-style-name="Standard" style:default-outline-level="" style:list-style-name="">
      <style:paragraph-properties fo:margin-left="0cm" fo:margin-right="0cm" fo:text-align="start" style:justify-single-word="false" fo:text-indent="0cm" style:auto-text-indent="false"/>
      <style:text-properties style:text-position="58% 100%" style:font-name="Courier New" fo:font-family="'Courier New'" style:font-family-generic="roman" style:font-pitch="variable" fo:letter-spacing="-0.035cm" fo:language="uk" fo:country="UA" fo:font-weight="bold" style:font-weight-asian="bold"/>
    </style:style>
    <style:style style:name="_3f__3f__3f__3f__3f__3f__3f__3f__3f__3f__3f__3f__3f__3f__20__3f__3f__3f__3f_" style:display-name="?????????????? ????" style:family="paragraph" style:parent-style-name="Standard" style:default-outline-level="" style:list-style-name="">
      <style:paragraph-properties fo:margin-left="3cm" fo:margin-right="0cm" fo:text-indent="0cm" style:auto-text-indent="false"/>
      <style:text-properties style:font-name="Arial Narrow" fo:font-family="'Arial Narrow'" style:font-family-generic="roman" style:font-pitch="variable" fo:language="en" fo:country="US" fo:font-weight="bold" style:font-weight-asian="bold"/>
    </style:style>
    <style:style style:name="_3f__3f__3f__3f__3f__3f__3f__3f__3f__3f__3f__3f__3f__3f__3f__3f__3f__20__3f__3f__3f__3f_" style:display-name="????????????????? ????" style:family="paragraph" style:parent-style-name="_3f__3f__3f__3f__3f__3f__3f__3f__3f__3f__3f__3f__3f__3f__20__3f__3f__3f__3f_" style:default-outline-level="" style:list-style-name="">
      <style:paragraph-properties fo:margin-left="4.001cm" fo:margin-right="0cm" fo:text-indent="0cm" style:auto-text-indent="false"/>
    </style:style>
    <style:style style:name="_3f__3f__3f__3f__3f__3f__3f__3f__3f__3f__3f__3f__3f__3f__3f__3f__3f_" style:display-name="?????????????????" style:family="paragraph" style:parent-style-name="_3f__3f__3f__3f__3f__3f__3f__3f__3f__3f__3f__3f__3f__3f__20__3f__3f__3f__3f_" style:default-outline-level="" style:list-style-name="">
      <style:paragraph-properties fo:margin-left="4.001cm" fo:margin-right="0cm" fo:text-indent="0cm" style:auto-text-indent="false"/>
    </style:style>
    <style:style style:name="_3f__3f__3f__3f__3f__3f__3f__20__28__3f__3f__3f__29_" style:display-name="??????? (???)" style:family="paragraph" style:parent-style-name="Standard" style:default-outline-level="" style:list-style-name="">
      <style:paragraph-properties fo:margin-left="0cm" fo:margin-right="0cm" fo:margin-top="0.494cm" fo:margin-bottom="0.494cm" style:contextual-spacing="false" fo:text-align="start" style:justify-single-word="false" fo:text-indent="0cm" style:auto-text-indent="false"/>
      <style:text-properties fo:font-size="12pt" style:font-size-asian="12pt"/>
    </style:style>
    <style:style style:name="Header" style:family="paragraph" style:parent-style-name="Standard" style:default-outline-level="" style:list-style-name="" style:class="extra">
      <style:paragraph-properties text:number-lines="false" text:line-number="0">
        <style:tab-stops>
          <style:tab-stop style:position="8.5cm" style:type="center"/>
          <style:tab-stop style:position="17.002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8.5cm" style:type="center"/>
          <style:tab-stop style:position="17.002cm" style:type="right"/>
        </style:tab-stops>
      </style:paragraph-properties>
    </style:style>
    <style:style style:name="_3f__3f__3f__3f__3f__3f__3f__3f__20__3f__3f__3f__3f__3f__3f__3f_" style:display-name="???????? ???????" style:family="paragraph" style:parent-style-name="Standard" style:default-outline-level="" style:list-style-name="">
      <style:text-properties fo:font-size="10pt" fo:font-weight="bold" style:font-size-asian="10pt" style:font-weight-asian="bold"/>
    </style:style>
    <style:style style:name="_3f__3f__3f__3f__3f__3f__3f_" style:display-name="???????" style:family="paragraph" style:parent-style-name="Standard" style:default-outline-level="" style:list-style-name="">
      <style:paragraph-properties fo:margin-left="0cm" fo:margin-right="0cm" fo:text-align="start" style:justify-single-word="false" fo:text-indent="-0.318cm" style:auto-text-indent="false"/>
      <style:text-properties fo:font-size="14pt" fo:language="uk" fo:country="UA" fo:font-weight="normal" style:font-size-asian="14pt" style:font-weight-asian="normal"/>
    </style:style>
    <style:style style:name="Normal1" style:family="paragraph" style:default-outline-level="" style:list-style-name="">
      <style:paragraph-properties fo:margin-top="0.035cm" fo:margin-bottom="0cm" style:contextual-spacing="false" fo:line-height="115%" fo:text-align="justify" style:justify-single-word="false" fo:orphans="0" fo:widows="0" fo:hyphenation-ladder-count="no-limit" style:punctuation-wrap="hanging" style:writing-mode="lr-tb"/>
      <style:text-properties style:use-window-font-color="true" fo:hyphenate="false" fo:hyphenation-remain-char-count="2" fo:hyphenation-push-char-count="2"/>
    </style:style>
    <style:style style:name="_3f__3f__3f__3f__3f__3f__3f__3f__3f__3f_" style:display-name="??????????" style:family="paragraph" style:parent-style-name="Standard" style:default-outline-level="" style:list-style-name="">
      <style:paragraph-properties fo:margin-left="0cm" fo:margin-right="0cm" fo:margin-top="0.917cm" fo:margin-bottom="0cm" style:contextual-spacing="false" fo:text-align="center" style:justify-single-word="false" fo:text-indent="0cm" style:auto-text-indent="false"/>
      <style:text-properties fo:language="uk" fo:country="UA"/>
    </style:style>
    <style:style style:name="_3f__3f__3f__3f__3f__3f__20__3f__3f__3f__3f__3f__3f_" style:display-name="?????? ??????" style:family="paragraph" style:parent-style-name="Text_20_body" style:default-outline-level="" style:list-style-name="">
      <style:paragraph-properties fo:margin-top="0cm" fo:margin-bottom="0cm" style:contextual-spacing="false"/>
      <style:text-properties fo:color="#000000"/>
    </style:style>
    <style:style style:name="_3f__3f__3f__3f__3f__3f__3f__20__3f__3f__3f__3f_" style:display-name="??????? ????" style:family="paragraph" style:parent-style-name="Standard" style:default-outline-level="" style:list-style-name="">
      <style:paragraph-properties fo:margin-left="0cm" fo:margin-right="0cm" fo:text-indent="0cm" style:auto-text-indent="false"/>
      <style:text-properties fo:color="#000000" fo:language="en" fo:country="US"/>
    </style:style>
    <style:style style:name="_3f__3f__3f__3f__3f_" style:display-name="?????" style:family="paragraph" style:parent-style-name="Standard" style:default-outline-level="" style:list-style-name="">
      <style:paragraph-properties fo:margin-left="0cm" fo:margin-right="0cm" fo:text-indent="0cm" style:auto-text-indent="false"/>
      <style:text-properties style:font-name="Courier New" fo:font-family="'Courier New'" style:font-family-generic="roman" style:font-pitch="variable" fo:font-size="10pt" style:font-size-asian="10pt"/>
    </style:style>
    <style:style style:name="_3f__3f__3f__3f__3f_7" style:display-name="?????7" style:family="paragraph" style:parent-style-name="Standard" style:default-outline-level="" style:list-style-name="">
      <style:paragraph-properties fo:margin-left="0cm" fo:margin-right="0cm" fo:text-indent="1.501cm" style:auto-text-indent="false"/>
      <style:text-properties fo:language="uk" fo:country="UA"/>
    </style:style>
    <style:style style:name="Subtitle" style:family="paragraph" style:parent-style-name="Standard" style:next-style-name="Text_20_body" style:default-outline-level="" style:list-style-name="" style:class="chapter">
      <style:paragraph-properties fo:text-align="start" style:justify-single-word="false"/>
      <style:text-properties fo:font-size="14pt" fo:font-style="italic" fo:font-weight="bold" style:font-size-asian="14pt" style:font-style-asian="italic" style:font-weight-asian="bold" style:font-size-complex="14pt" style:font-style-complex="italic"/>
    </style:style>
    <style:style style:name="_3f__3f__3f__3f__3f__3f__3f__3f__20__3f__3f__3f__3f__3f__20__3f__20__3f__3f__3f__3f__3f__3f__3f__3f__20_3" style:display-name="???????? ????? ? ???????? 3" style:family="paragraph" style:parent-style-name="Standard" style:default-outline-level="" style:list-style-name="">
      <style:paragraph-properties fo:margin-left="0.499cm" fo:margin-right="0cm" fo:margin-top="0cm" fo:margin-bottom="0.212cm" style:contextual-spacing="false" fo:text-indent="1.251cm" style:auto-text-indent="false"/>
      <style:text-properties fo:font-size="8pt" style:font-size-asian="8pt"/>
    </style:style>
    <style:style style:name="_3f__3f__3f__3f__20__3f__3f__3f__3f__3f__3f__3f__20__3f__20__3f__3f__3f__3f__3f__3f__3f__3f_" style:display-name="???? ??????? ? ????????" style:family="paragraph" style:parent-style-name="Standard" style:default-outline-level="" style:list-style-name="">
      <style:paragraph-properties fo:margin-left="0cm" fo:margin-right="0cm" fo:text-indent="1.27cm" style:auto-text-indent="false">
        <style:tab-stops>
          <style:tab-stop style:position="0.6cm"/>
        </style:tab-stops>
      </style:paragraph-properties>
      <style:text-properties fo:language="en" fo:country="US"/>
    </style:style>
    <style:style style:name="_3f__3f__3f__20__3f__3f__3f__3f__3f__3f__3f__3f__3f_" style:display-name="??? ?????????" style:family="paragraph" style:default-outline-level="" style:list-style-name="">
      <style:paragraph-properties fo:orphans="2" fo:widows="2" fo:hyphenation-ladder-count="no-limit" style:punctuation-wrap="hanging" style:writing-mode="lr-tb"/>
      <style:text-properties style:use-window-font-color="true" style:font-name="Calibri" fo:font-family="Calibri" style:font-family-generic="roman" style:font-pitch="variable" fo:font-size="11pt" style:font-size-asian="11pt" fo:hyphenate="false" fo:hyphenation-remain-char-count="2" fo:hyphenation-push-char-count="2"/>
    </style:style>
    <style:style style:name="_3f__3f__3f__3f__3f__3f__3f__3f__3f__3f__20__3f__3f__3f__3f__3f__3f__3f_" style:display-name="?????????? ???????" style:family="paragraph" style:parent-style-name="Standard" style:default-outline-level="" style:list-style-name="">
      <style:paragraph-properties text:number-lines="false" text:line-number="0"/>
    </style:style>
    <style:style style:name="_3f__3f__3f__3f__3f__3f__3f__3f__3f__20__3f__3f__3f__3f__3f__3f__3f_" style:display-name="????????? ???????" style:family="paragraph" style:parent-style-name="_3f__3f__3f__3f__3f__3f__3f__3f__3f__3f__20__3f__3f__3f__3f__3f__3f__3f_" style:default-outline-level="" style:list-style-name="">
      <style:paragraph-properties fo:text-align="center" style:justify-single-word="false"/>
      <style:text-properties fo:font-weight="bold" style:font-weight-asian="bold"/>
    </style:style>
    <style:style style:name="_3f__3f__3f__3f__3f__3f__3f__3f__3f__3f__20__3f__3f__3f__3f__3f__3f_" style:display-name="?????????? ??????" style:family="paragraph" style:parent-style-name="Standard" style:default-outline-level="" style:list-style-name=""/>
    <style:style style:name="List_20_Paragraph" style:display-name="List Paragraph" style:family="paragraph" style:parent-style-name="Standard" style:default-outline-level="" style:list-style-name="">
      <style:paragraph-properties fo:margin-left="1.249cm" fo:margin-right="0cm" fo:text-indent="1.251cm" style:auto-text-indent="false"/>
    </style:style>
    <style:style style:name="Свой_20_обычный_20_с_20_отступом" style:display-name="Свой обычный с отступом" style:family="paragraph" style:parent-style-name="Standard" style:default-outline-level="" style:list-style-name="">
      <style:paragraph-properties fo:margin-left="0cm" fo:margin-right="0cm" fo:hyphenation-ladder-count="no-limit" fo:text-indent="1.27cm" style:auto-text-indent="false" style:punctuation-wrap="simple">
        <style:tab-stops>
          <style:tab-stop style:position="0.6cm"/>
        </style:tab-stops>
      </style:paragraph-properties>
      <style:text-properties fo:language="en" fo:country="US" fo:hyphenate="true" fo:hyphenation-remain-char-count="2" fo:hyphenation-push-char-count="2"/>
    </style:style>
    <style:style style:name="Balloon_20_Text" style:display-name="Balloon Text" style:family="paragraph" style:parent-style-name="Standard" style:default-outline-level="" style:list-style-nam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Свое_20_перечисление_20_1" style:display-name="Свое перечисление 1" style:family="paragraph" style:parent-style-name="Standard" style:default-outline-level="" style:list-style-name="">
      <style:paragraph-properties fo:margin-left="0cm" fo:margin-right="0cm" fo:hyphenation-ladder-count="no-limit" fo:text-indent="1.251cm" style:auto-text-indent="false" style:punctuation-wrap="simple"/>
      <style:text-properties style:letter-kerning="true" style:language-asian="en" style:country-asian="US" style:font-size-complex="12pt" style:language-complex="he" style:country-complex="IL" fo:hyphenate="true" fo:hyphenation-remain-char-count="2" fo:hyphenation-push-char-count="2"/>
    </style:style>
    <style:style style:name="Свое_20_перечисление_20_2" style:display-name="Свое перечисление 2" style:family="paragraph" style:parent-style-name="Свое_20_перечисление_20_1" style:default-outline-level="" style:list-style-name=""/>
    <style:style style:name="Свой_20_обычный_20_без_20_отступа" style:display-name="Свой обычный без отступа" style:family="paragraph" style:parent-style-name="Standard" style:default-outline-level="" style:list-style-name="">
      <style:paragraph-properties fo:hyphenation-ladder-count="no-limit" style:punctuation-wrap="simple">
        <style:tab-stops>
          <style:tab-stop style:position="0.6cm"/>
        </style:tab-stops>
      </style:paragraph-properties>
      <style:text-properties fo:language="en" fo:country="US" style:font-size-complex="12pt" fo:hyphenate="true" fo:hyphenation-remain-char-count="2" fo:hyphenation-push-char-count="2"/>
    </style:style>
    <style:style style:name="Название_20_объекта._20_Таблица" style:display-name="Название объекта. Таблица" style:family="paragraph" style:parent-style-name="Standard" style:default-outline-level="" style:list-style-name="">
      <style:paragraph-properties fo:margin-left="0cm" fo:margin-right="0cm" fo:margin-top="0.212cm" fo:margin-bottom="0.212cm" style:contextual-spacing="false" fo:keep-together="always" fo:hyphenation-ladder-count="no-limit" fo:text-indent="1.27cm" style:auto-text-indent="false" fo:keep-with-next="always" style:punctuation-wrap="simple"/>
      <style:text-properties fo:hyphenate="true" fo:hyphenation-remain-char-count="2" fo:hyphenation-push-char-count="2"/>
    </style:style>
    <style:style style:name="caption" style:family="paragraph" style:parent-style-name="Standard" style:default-outline-level="" style:list-style-name="">
      <style:paragraph-properties fo:margin-left="0cm" fo:margin-right="0cm" fo:margin-top="0.212cm" fo:margin-bottom="0.212cm" style:contextual-spacing="false" fo:text-align="center" style:justify-single-word="false" fo:hyphenation-ladder-count="no-limit" fo:text-indent="1.27cm" style:auto-text-indent="false" style:punctuation-wrap="simple"/>
      <style:text-properties style:font-weight-complex="bold" fo:hyphenate="true" fo:hyphenation-remain-char-count="2" fo:hyphenation-push-char-count="2"/>
    </style:style>
    <style:style style:name="Перечисление_20_для_20_лаб_20_1" style:display-name="Перечисление для лаб 1" style:family="paragraph" style:parent-style-name="Standard" style:default-outline-level="2" style:list-style-name="Outline">
      <style:paragraph-properties fo:hyphenation-ladder-count="no-limit" style:punctuation-wrap="simple"/>
      <style:text-properties style:font-size-complex="12pt" fo:hyphenate="true" fo:hyphenation-remain-char-count="2" fo:hyphenation-push-char-count="2"/>
    </style:style>
    <style:style style:name="Разделы_20_для_20_лаб" style:display-name="Разделы для лаб" style:family="paragraph" style:parent-style-name="Свой_20_обычный_20_с_20_отступом" style:default-outline-level="1" style:list-style-name="Outline">
      <style:paragraph-properties fo:margin-top="0.212cm" fo:margin-bottom="0.212cm" style:contextual-spacing="false" fo:keep-together="always" fo:keep-with-next="always"/>
      <style:text-properties fo:language="ru" fo:country="RU" fo:font-weight="bold" style:font-weight-asian="bold" style:font-size-complex="12pt"/>
    </style:style>
    <style:style style:name="Перечисление_20_для_20_лаб_20_2" style:display-name="Перечисление для лаб 2" style:family="paragraph" style:parent-style-name="Перечисление_20_для_20_лаб_20_1" style:default-outline-level="3" style:list-style-name="Outline"/>
    <style:style style:name="Text_20_body_20_indent" style:display-name="Text body indent" style:family="paragraph" style:parent-style-name="Standard" style:default-outline-level="" style:list-style-name="" style:class="text">
      <style:paragraph-properties fo:margin-left="0.499cm" fo:margin-right="0cm" fo:margin-top="0cm" fo:margin-bottom="0.212cm" style:contextual-spacing="false" fo:text-indent="0cm" style:auto-text-indent="false"/>
    </style:style>
    <style:style style:name="Надпись" style:family="paragraph" style:parent-style-name="Standard" style:default-outline-level="" style:list-style-name="">
      <style:paragraph-properties fo:hyphenation-ladder-count="no-limit" style:punctuation-wrap="simple"/>
      <style:text-properties fo:font-size="10pt" fo:language="en" fo:country="US" style:font-size-asian="10pt" fo:hyphenate="true" fo:hyphenation-remain-char-count="2" fo:hyphenation-push-char-count="2"/>
    </style:style>
    <style:style style:name="ОбычныйР" style:family="paragraph" style:default-outline-level="" style:list-style-name="">
      <style:paragraph-properties fo:text-align="center" style:justify-single-word="false" fo:orphans="2" fo:widows="2" style:writing-mode="lr-tb"/>
      <style:text-properties style:use-window-font-color="true" fo:font-size="12pt" fo:language="en" fo:country="US" style:font-size-asian="12pt"/>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Default_20_Paragraph_20_Font" style:display-name="Default Paragraph Font" style:family="text"/>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style>
    <style:style style:name="WW8Num6z0" style:family="text">
      <style:text-properties style:font-name="Symbol" fo:font-family="Symbol" style:font-family-generic="roman" style:font-pitch="variable"/>
    </style:style>
    <style:style style:name="WW8Num7z0" style:family="text">
      <style:text-properties style:font-name="Symbol" fo:font-family="Symbol" style:font-family-generic="roman" style:font-pitch="variable"/>
    </style:style>
    <style:style style:name="WW8Num8z0" style:family="text">
      <style:text-properties style:font-name="Symbol" fo:font-family="Symbol" style:font-family-generic="roman" style:font-pitch="variable"/>
    </style:style>
    <style:style style:name="WW8Num9z0" style:family="text"/>
    <style:style style:name="WW8Num10z0" style:family="text">
      <style:text-properties style:font-name="Symbol" fo:font-family="Symbol" style:font-family-generic="roman" style:font-pitch="variable"/>
    </style:style>
    <style:style style:name="WW8Num11z0" style:family="text"/>
    <style:style style:name="WW8Num12z0" style:family="text">
      <style:text-properties style:font-name="Symbol" fo:font-family="Symbol" style:font-family-generic="roman" style:font-pitch="variable"/>
    </style:style>
    <style:style style:name="WW8Num13z0" style:family="text"/>
    <style:style style:name="WW8Num13z1" style:family="text">
      <style:text-properties style:font-name="Symbol" fo:font-family="Symbol" style:font-family-generic="roman" style:font-pitch="variable"/>
    </style:style>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5z0" style:family="text"/>
    <style:style style:name="WW8Num16z0" style:family="text"/>
    <style:style style:name="WW8Num17z0" style:family="text"/>
    <style:style style:name="WW8Num18z0" style:family="text"/>
    <style:style style:name="WW8Num19z0" style:family="text"/>
    <style:style style:name="WW8Num20z0" style:family="text"/>
    <style:style style:name="WW8Num21z0" style:family="text">
      <style:text-properties style:font-name="Times New Roman" fo:font-family="'Times New Roman'" style:font-family-generic="roman" style:font-pitch="variable"/>
    </style:style>
    <style:style style:name="WW8Num21z1" style:family="text">
      <style:text-properties style:font-name="Courier New" fo:font-family="'Courier New'" style:font-family-generic="roman" style:font-pitch="variable"/>
    </style:style>
    <style:style style:name="WW8Num21z2" style:family="text">
      <style:text-properties style:font-name="Wingdings" fo:font-family="Wingdings" style:font-family-generic="roman" style:font-pitch="variable"/>
    </style:style>
    <style:style style:name="WW8Num21z3" style:family="text">
      <style:text-properties style:font-name="Symbol" fo:font-family="Symbol" style:font-family-generic="roman" style:font-pitch="variable"/>
    </style:style>
    <style:style style:name="WW8Num22z0" style:family="text"/>
    <style:style style:name="WW8Num23z0"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font-name="Symbol" fo:font-family="Symbol" style:font-family-generic="roman" style:font-pitch="variable"/>
    </style:style>
    <style:style style:name="WW8Num25z1" style:family="text">
      <style:text-properties style:font-name="Courier New" fo:font-family="'Courier New'" style:font-family-generic="roman" style:font-pitch="variable"/>
    </style:style>
    <style:style style:name="WW8Num25z2" style:family="text">
      <style:text-properties style:font-name="Wingdings" fo:font-family="Wingdings" style:font-family-generic="roman" style:font-pitch="variable"/>
    </style:style>
    <style:style style:name="WW8Num26z0" style:family="text"/>
    <style:style style:name="WW8Num27z0" style:family="text">
      <style:text-properties style:font-name="Wingdings" fo:font-family="Wingdings" style:font-family-generic="roman" style:font-pitch="variable"/>
    </style:style>
    <style:style style:name="WW8Num28z0" style:family="text"/>
    <style:style style:name="WW8Num29z0" style:family="text"/>
    <style:style style:name="WW8Num30z0" style:family="text"/>
    <style:style style:name="WW8Num31z0" style:family="text"/>
    <style:style style:name="WW8Num32z0" style:family="text"/>
    <style:style style:name="WW8Num33z0" style:family="text">
      <style:text-properties style:font-name="Times New Roman" fo:font-family="'Times New Roman'" style:font-family-generic="roman" style:font-pitch="variable"/>
    </style:style>
    <style:style style:name="WW8Num33z1" style:family="text">
      <style:text-properties style:font-name="Wingdings" fo:font-family="Wingdings" style:font-family-generic="roman" style:font-pitch="variable"/>
    </style:style>
    <style:style style:name="WW8Num34z0" style:family="text"/>
    <style:style style:name="WW8Num35z0" style:family="text"/>
    <style:style style:name="_3f__3f__3f__3f__3f__3f__3f__3f__20__3f__3f__3f__3f__3f__20__3f__3f__3f__3f__3f__3f_" style:display-name="???????? ????? ??????" style:family="text"/>
    <style:style style:name="_3f__3f__3f__3f__3f__3f__3f__3f__3f__3f__3f__3f__3f__3f__20__3f__3f__3f__3f__20__3f__3f__3f__3f_" style:display-name="?????????????? ???? ????" style:family="text">
      <style:text-properties style:font-name="Arial Narrow" fo:font-family="'Arial Narrow'" style:font-family-generic="roman" style:font-pitch="variable" fo:font-size="14pt" fo:language="en" fo:country="US" fo:font-weight="bold" style:font-size-asian="14pt" style:font-weight-asian="bold"/>
    </style:style>
    <style:style style:name="_3f__3f__3f__3f__3f__3f__3f__3f__3f__3f__3f__3f__3f__3f__3f__3f__3f__20__3f__3f__3f__3f__20__3f__3f__3f__3f_" style:display-name="????????????????? ???? ????" style:family="text" style:parent-style-name="_3f__3f__3f__3f__3f__3f__3f__3f__3f__3f__3f__3f__3f__3f__20__3f__3f__3f__3f__20__3f__3f__3f__3f_">
      <style:text-properties style:font-name="Arial Narrow" fo:font-family="'Arial Narrow'" style:font-family-generic="roman" style:font-pitch="variable" fo:font-size="14pt" fo:language="en" fo:country="US" fo:font-weight="bold" style:font-size-asian="14pt" style:font-weight-asian="bold"/>
    </style:style>
    <style:style style:name="page_20_number" style:display-name="page number" style:family="text" style:parent-style-name="_3f__3f__3f__3f__3f__3f__3f__3f__20__3f__3f__3f__3f__3f__20__3f__3f__3f__3f__3f__3f_"/>
    <style:style style:name="_3f__3f__3f__3f__3f__3f__3f__3f__3f__3f__3f__20_HTML_20__3f__3f__3f__3f_" style:display-name="??????????? HTML ????" style:family="text">
      <style:text-properties style:font-name="Courier New" fo:font-family="'Courier New'" style:font-family-generic="roman" style:font-pitch="variable" fo:language="ru" fo:country="RU"/>
    </style:style>
    <style:style style:name="_3f__3f__3f__3f__3f_7_20__3f__3f__3f__3f_" style:display-name="?????7 ????" style:family="text">
      <style:text-properties fo:font-size="14pt" fo:language="uk" fo:country="UA" style:font-size-asian="14pt"/>
    </style:style>
    <style:style style:name="_3f__3f__3f__3f__3f__3f__3f__20__3f__3f__3f__3f_" style:display-name="??????? ????" style:family="text">
      <style:text-properties fo:font-size="14pt" fo:language="ru" fo:country="RU" style:font-size-asian="14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Заголовок_20_2_20_Знак" style:display-name="Заголовок 2 Знак" style:family="text" style:parent-style-name="Default_20_Paragraph_20_Font">
      <style:text-properties fo:font-size="14pt" fo:font-weight="bold" style:font-size-asian="14pt" style:font-weight-asian="bold"/>
    </style:style>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Свой_20_обычный_20_с_20_отступом_20_Знак" style:display-name="Свой обычный с отступом Знак" style:family="text" style:parent-style-name="Default_20_Paragraph_20_Font">
      <style:text-properties fo:font-size="14pt" fo:language="en" fo:country="US" style:font-size-asian="14pt"/>
    </style:style>
    <style:style style:name="Основной_20_текст_20_с_20_отступом_20_Знак" style:display-name="Основной текст с отступом Знак" style:family="text" style:parent-style-name="Default_20_Paragraph_20_Font">
      <style:text-properties fo:font-size="14pt" style:font-size-asian="14pt"/>
    </style:style>
    <style:style style:name="apple-converted-space" style:family="text" style:parent-style-name="Default_20_Paragraph_20_Font"/>
    <style:style style:name="Заголовок_20_4_20_Знак" style:display-name="Заголовок 4 Знак" style:family="text" style:parent-style-name="Default_20_Paragraph_20_Font">
      <style:text-properties fo:color="#365f91" style:font-name="Cambria" fo:font-family="Cambria" style:font-family-generic="roman" style:font-pitch="variable" fo:font-size="14pt" fo:font-style="italic" style:font-size-asian="14pt" style:font-style-asian="italic" style:font-style-complex="italic"/>
    </style:style>
    <style:style style:name="Заголовок_20_5_20_Знак" style:display-name="Заголовок 5 Знак" style:family="text" style:parent-style-name="Default_20_Paragraph_20_Font">
      <style:text-properties fo:color="#365f91" style:font-name="Cambria" fo:font-family="Cambria" style:font-family-generic="roman" style:font-pitch="variable" fo:font-size="14pt" style:font-size-asian="14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fo:text-indent="1.27cm"/>
        </style:list-level-properties>
      </text:outline-level-style>
      <text:outline-level-style text:level="2" style:num-format="1" text:display-levels="2">
        <style:list-level-properties text:list-level-position-and-space-mode="label-alignment">
          <style:list-level-label-alignment text:label-followed-by="listtab" fo:text-indent="1.27cm" fo:margin-left="3.231cm"/>
        </style:list-level-properties>
      </text:outline-level-style>
      <text:outline-level-style text:level="3" style:num-format="1" text:display-levels="3">
        <style:list-level-properties text:list-level-position-and-space-mode="label-alignment">
          <style:list-level-label-alignment text:label-followed-by="listtab" text:list-tab-stop-position="2.27cm" fo:text-indent="1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text:start-value="3">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start-value="3"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1.27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3.231cm"/>
        </style:list-level-properties>
      </text:list-level-style-number>
      <text:list-level-style-number text:level="3" style:num-format="1" text:display-levels="3">
        <style:list-level-properties text:list-level-position-and-space-mode="label-alignment">
          <style:list-level-label-alignment text:label-followed-by="listtab" text:list-tab-stop-position="2.27cm" fo:text-indent="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08cm" fo:text-indent="-1.143cm" fo:margin-left="2.413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6.35cm" fo:text-indent="-1.397cm" fo:margin-left="3.302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8.255cm" fo:text-indent="-1.651cm" fo:margin-left="4.19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9.525cm" fo:text-indent="-1.90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1.43cm" fo:text-indent="-2.159cm" fo:margin-left="5.969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2.7cm" fo:text-indent="-2.54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1.27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3.231cm"/>
        </style:list-level-properties>
      </text:list-level-style-number>
      <text:list-level-style-number text:level="3" style:num-format="1" text:display-levels="3">
        <style:list-level-properties text:list-level-position-and-space-mode="label-alignment">
          <style:list-level-label-alignment text:label-followed-by="listtab" text:list-tab-stop-position="2.27cm" fo:text-indent="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08cm" fo:text-indent="-1.143cm" fo:margin-left="2.413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6.35cm" fo:text-indent="-1.397cm" fo:margin-left="3.302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8.255cm" fo:text-indent="-1.651cm" fo:margin-left="4.19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9.525cm" fo:text-indent="-1.90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1.43cm" fo:text-indent="-2.159cm" fo:margin-left="5.969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2.7cm" fo:text-indent="-2.54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uk" fo:country="UA"/>
    </style:style>
    <style:style style:name="MT1" style:family="text">
      <style:text-properties officeooo:rsid="0010218e"/>
    </style:style>
    <style:page-layout style:name="Mpm1">
      <style:page-layout-properties fo:page-width="21.001cm" fo:page-height="29.7cm" style:num-format="1" style:print-orientation="portrait" fo:margin-top="1cm" fo:margin-bottom="2cm" fo:margin-left="3cm" fo:margin-right="1.499cm" style:writing-mode="lr-tb" style:layout-grid-color="#c0c0c0" style:layout-grid-lines="2670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cm" fo:margin-left="0cm" fo:margin-right="0cm" fo:margin-bottom="0.9cm" style:dynamic-spacing="true"/>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tab/></text:p>
        <text:p text:style-name="MP1"><text:tab/><text:tab/><text:span text:style-name="MT1">Тур Г.Н. СК-121</text:span></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5 ЛАБОРАТОРНАЯ РАБОТА</dc:title>
    <meta:initial-creator>Admin</meta:initial-creator>
    <meta:editing-cycles>448</meta:editing-cycles>
    <meta:print-date>2013-12-16T15:16:00</meta:print-date>
    <meta:creation-date>2015-02-19T01:29:00</meta:creation-date>
    <dc:date>2015-12-05T18:55:20.685392823</dc:date>
    <meta:editing-duration>PT22M48S</meta:editing-duration>
    <meta:generator>LibreOffice/4.2.8.2$Linux_X86_64 LibreOffice_project/420m0$Build-2</meta:generator>
    <meta:document-statistic meta:table-count="0" meta:image-count="0" meta:object-count="0" meta:page-count="5" meta:paragraph-count="151" meta:word-count="924" meta:character-count="7896" meta:non-whitespace-character-count="6828"/>
    <meta:user-defined meta:name="AppVersion">16.0000</meta:user-defined>
    <meta:user-defined meta:name="Company">Reanimator Extreme Editio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